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c39d5" officeooo:paragraph-rsid="001c39d5" style:font-size-asian="15.75pt" style:font-size-complex="18pt"/>
    </style:style>
    <style:style style:name="P3" style:family="paragraph" style:parent-style-name="Standard">
      <style:text-properties fo:font-size="18pt" officeooo:rsid="001da915" officeooo:paragraph-rsid="001da915" style:font-size-asian="15.75pt" style:font-size-complex="18pt"/>
    </style:style>
    <style:style style:name="P4" style:family="paragraph" style:parent-style-name="Standard">
      <style:text-properties fo:font-size="18pt" officeooo:rsid="001fa0ef" officeooo:paragraph-rsid="001fa0ef" style:font-size-asian="15.75pt" style:font-size-complex="18pt"/>
    </style:style>
    <style:style style:name="P5" style:family="paragraph" style:parent-style-name="Standard">
      <style:text-properties fo:font-size="18pt" officeooo:rsid="0020a72e" officeooo:paragraph-rsid="0020a72e" style:font-size-asian="15.75pt" style:font-size-complex="18pt"/>
    </style:style>
    <style:style style:name="P6" style:family="paragraph" style:parent-style-name="Standard">
      <style:text-properties fo:font-size="18pt" officeooo:rsid="00226cd0" officeooo:paragraph-rsid="00226cd0" style:font-size-asian="15.75pt" style:font-size-complex="18pt"/>
    </style:style>
    <style:style style:name="P7" style:family="paragraph" style:parent-style-name="Standard">
      <style:text-properties fo:font-size="18pt" officeooo:rsid="0026c9dd" officeooo:paragraph-rsid="0026c9dd" style:font-size-asian="15.75pt" style:font-size-complex="18pt"/>
    </style:style>
    <style:style style:name="P8" style:family="paragraph" style:parent-style-name="Standard">
      <style:text-properties fo:font-size="18pt" officeooo:rsid="00281610" officeooo:paragraph-rsid="00281610" style:font-size-asian="15.75pt" style:font-size-complex="18pt"/>
    </style:style>
    <style:style style:name="P9" style:family="paragraph" style:parent-style-name="Standard">
      <style:text-properties fo:font-size="18pt" fo:font-weight="bold" officeooo:rsid="001fb47b" officeooo:paragraph-rsid="001fb47b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text-properties fo:font-size="18pt" officeooo:paragraph-rsid="001fb47b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c9211e" fo:font-size="18pt" fo:font-weight="bold" officeooo:rsid="001acf47" officeooo:paragraph-rsid="001acf47" style:font-size-asian="15.75pt" style:font-weight-asian="bold" style:font-size-complex="18pt" style:font-weight-complex="bold"/>
    </style:style>
    <style:style style:name="P14" style:family="paragraph" style:parent-style-name="Standard">
      <style:paragraph-properties style:line-height-at-least="0.635cm"/>
      <style:text-properties fo:color="#cccccc" style:font-name="Droid Sans Mono" fo:font-size="13.5pt" fo:font-weight="normal" fo:background-color="#1f1f1f"/>
    </style:style>
    <style:style style:name="P15" style:family="paragraph" style:parent-style-name="Standard">
      <style:text-properties officeooo:rsid="002b145e" officeooo:paragraph-rsid="002b145e"/>
    </style:style>
    <style:style style:name="P16" style:family="paragraph" style:parent-style-name="Standard">
      <style:text-properties officeooo:paragraph-rsid="002cf15b"/>
    </style:style>
    <style:style style:name="P17" style:family="paragraph" style:parent-style-name="Text_20_body">
      <style:text-properties fo:font-size="18pt" officeooo:rsid="00281610" officeooo:paragraph-rsid="00281610" style:font-size-asian="15.75pt" style:font-size-complex="18pt"/>
    </style:style>
    <style:style style:name="P18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P19" style:family="paragraph" style:list-style-name="L1"/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font-size-asian="18pt" style:font-size-complex="18pt" loext:padding="0cm" loext:border="none"/>
    </style:style>
    <style:style style:name="T4" style:family="text">
      <style:text-properties fo:font-size="18pt" officeooo:rsid="002cf15b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 loext:padding="0cm" loext:border="none"/>
    </style:style>
    <style:style style:name="T7" style:family="text">
      <style:text-properties fo:color="#4ec9b0" loext:padding="0cm" loext:border="none"/>
    </style:style>
    <style:style style:name="T8" style:family="text">
      <style:text-properties fo:color="#4ec9b0" fo:font-size="18pt" style:font-size-asian="18pt" style:font-size-complex="18pt"/>
    </style:style>
    <style:style style:name="T9" style:family="text">
      <style:text-properties fo:color="#4fc1ff" loext:padding="0cm" loext:border="none"/>
    </style:style>
    <style:style style:name="T10" style:family="text">
      <style:text-properties fo:color="#4fc1ff" fo:font-size="18pt" style:font-size-asian="18pt" style:font-size-complex="18pt"/>
    </style:style>
    <style:style style:name="T11" style:family="text">
      <style:text-properties fo:color="#9cdcfe"/>
    </style:style>
    <style:style style:name="T12" style:family="text">
      <style:text-properties fo:color="#d4d4d4"/>
    </style:style>
    <style:style style:name="T13" style:family="text">
      <style:text-properties fo:color="#ce9178"/>
    </style:style>
    <style:style style:name="T14" style:family="text">
      <style:text-properties style:font-size-asian="18pt"/>
    </style:style>
    <style:style style:name="T15" style:family="text">
      <style:text-properties officeooo:rsid="00287b2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>S3</text:p>
      <text:p text:style-name="Standard"><text:span text:style-name="T5">In this lab, we will work on </text:span><text:span text:style-name="Source_20_Text"><text:span text:style-name="T5">configuration directories </text:span></text:span><text:span text:style-name="T5">that have been created under </text:span><text:span text:style-name="Source_20_Text"><text:span text:style-name="T5">/root/terraform-projects/S3-Buckets</text:span></text:span><text:span text:style-name="T5">.</text:span></text:p>
      <text:p text:style-name="P1"/>
      <text:p text:style-name="Text_20_body"><text:span text:style-name="T5">Let's first inspect the </text:span><text:span text:style-name="Source_20_Text"><text:span text:style-name="T5">configuration files </text:span></text:span><text:span text:style-name="T5">in the directory called </text:span><text:span text:style-name="Source_20_Text"><text:span text:style-name="T5">MCU</text:span></text:span><text:span text:style-name="T5">.</text:span></text:p>
      <text:p text:style-name="Text_20_body"><text:span text:style-name="T5">What is the </text:span><text:span text:style-name="Source_20_Text"><text:span text:style-name="T5">AWS region </text:span></text:span><text:span text:style-name="T5">configured for use in the provider block? (Assuming we do not pass in additional variables during command execution)</text:span></text:p>
      <text:p text:style-name="P2">Information provided in aws configuration file:</text:p>
      <text:p text:style-name="P1">[default]</text:p>
      <text:p text:style-name="P1">region = us-east-1</text:p>
      <text:p text:style-name="P2">Ans us-east-1</text:p>
      <text:p text:style-name="P2"/>
      <text:p text:style-name="Standard"><text:span text:style-name="T5">There is a resource block configured in the </text:span><text:span text:style-name="Source_20_Text"><text:span text:style-name="T5">main.tf </text:span></text:span><text:span text:style-name="T5">file in this configuration directory. What is the </text:span><text:span text:style-name="Source_20_Text"><text:span text:style-name="T5">resource name </text:span></text:span><text:span text:style-name="T5">that will be provisioned when we run </text:span><text:span text:style-name="Source_20_Text"><text:span text:style-name="T5">terraform apply</text:span></text:span><text:span text:style-name="T5">?</text:span></text:p>
      <text:p text:style-name="P11">resource "aws_s3_bucket" "marvel-cinematic-universe" {</text:p>
      <text:p text:style-name="P11">bucket = "mcu-202011121359"</text:p>
      <text:p text:style-name="P11"/>
      <text:p text:style-name="P11">}</text:p>
      <text:p text:style-name="P14"/>
      <text:p text:style-name="P3">Ans <text:s/><text:span text:style-name="T14">marvel-cinematic-universe</text:span></text:p>
      <text:p text:style-name="P1"/>
      <text:p text:style-name="Standard"><text:span text:style-name="T5">What is the current state of this </text:span><text:span text:style-name="Source_20_Text"><text:span text:style-name="T5">configuration </text:span></text:span><text:span text:style-name="T5">directory?</text:span></text:p>
      <text:p text:style-name="P4"/>
      <text:p text:style-name="P4">Ans Resources provisoned</text:p>
      <text:p text:style-name="P1"/>
      <text:p text:style-name="P9">What is the name of S3 bucket that has been created?</text:p>
      <text:p text:style-name="P12">mcu-202011121359</text:p>
      <text:p text:style-name="P1"/>
      <text:p text:style-name="P10"><text:soft-page-break/>What is the DNS domain name that is created for this bucket?</text:p>
      <text:p text:style-name="P5">Ran the terraform show command, got the below details:</text:p>
      <text:p text:style-name="P1">bucket <text:s text:c="21"/>= "mcu-202011121359"</text:p>
      <text:p text:style-name="P1"><text:s text:c="4"/>bucket_domain_name <text:s text:c="9"/>= "mcu-202011121359.s3.amazonaws.com"</text:p>
      <text:p text:style-name="P1"><text:s text:c="4"/>bucket_regional_domain_name = "mcu-202011121359.s3.amazonaws.com"</text:p>
      <text:p text:style-name="P1"><text:s text:c="4"/>force_destroy <text:s text:c="14"/>= false</text:p>
      <text:p text:style-name="P1"/>
      <text:p text:style-name="P6">Ans <text:s/>mcu-202011121359.s3.amazonaws.com</text:p>
      <text:p text:style-name="P1"/>
      <text:p text:style-name="Standard"><text:span text:style-name="T5">The </text:span><text:span text:style-name="Source_20_Text"><text:span text:style-name="T5">main.tf </text:span></text:span><text:span text:style-name="T5">file is empty. Use it to create a new S3 with the following specifications:<text:line-break/>resource name: </text:span><text:span text:style-name="Source_20_Text"><text:span text:style-name="T5">dc_bucket</text:span></text:span><text:span text:style-name="T5"><text:line-break/>bucket name: </text:span><text:span text:style-name="Source_20_Text"><text:span text:style-name="T5">dc_is_better_than_marvel</text:span></text:span><text:span text:style-name="T5"><text:line-break/>Once the resource block is complete, run a </text:span><text:span text:style-name="Source_20_Text"><text:span text:style-name="T5">terraform init, plan and apply </text:span></text:span><text:span text:style-name="T5">to try and create the bucket.</text:span></text:p>
      <text:p text:style-name="P11">resource "aws_s3_bucket" "dc_bucket" {</text:p>
      <text:p text:style-name="P11">bucket = "dc_is_better_than_marvel"</text:p>
      <text:p text:style-name="P11">}</text:p>
      <text:p text:style-name="P1"/>
      <text:p text:style-name="P7">terraform init <text:span text:style-name="T15">and </text:span>plan ran successfully</text:p>
      <text:p text:style-name="P7"/>
      <text:p text:style-name="Text_20_body"><text:span text:style-name="T5">Why did the </text:span><text:span text:style-name="Source_20_Text"><text:span text:style-name="T5">terraform apply </text:span></text:span><text:span text:style-name="T5">command fail?</text:span></text:p>
      <text:p text:style-name="P8">Invalid bucket name</text:p>
      <text:p text:style-name="P8"/>
      <text:p text:style-name="P17"><text:span text:style-name="T6">Let's fix that now and change the bucket name so that it uses </text:span><text:span text:style-name="Source_20_Text"><text:span text:style-name="T6">dashes (-) </text:span></text:span><text:span text:style-name="T6">instead of </text:span><text:span text:style-name="Source_20_Text"><text:span text:style-name="T6">underscore(_)</text:span></text:span><text:span text:style-name="T6">.<text:line-break/>resource name: </text:span><text:span text:style-name="Source_20_Text"><text:span text:style-name="T6">dc_bucket</text:span></text:span><text:span text:style-name="T6"><text:line-break/>bucket name: </text:span><text:span text:style-name="Source_20_Text"><text:span text:style-name="T6">dc-is-better-than-marvel</text:span></text:span><text:span text:style-name="T6"><text:line-break/><text:line-break/><text:line-break/></text:span><text:soft-page-break/><text:span text:style-name="T6">Once the resource block is complete, run a </text:span><text:span text:style-name="Source_20_Text"><text:span text:style-name="T6">terraform init, plan and apply </text:span></text:span><text:span text:style-name="T6">to try and create the bucket.</text:span></text:p>
      <text:p text:style-name="P11">resource "aws_s3_bucket" "dc_bucket" {</text:p>
      <text:p text:style-name="P11">bucket = "dc-is-better-than-marvel" </text:p>
      <text:p text:style-name="Standard"><text:span text:style-name="T2">}</text:span></text:p>
      <text:p text:style-name="Standard"><text:span text:style-name="T2"/></text:p>
      <text:p text:style-name="P15"><text:span text:style-name="T2">terraform init, plan and apply command ran successfully</text:span></text:p>
      <text:p text:style-name="P15"><text:span text:style-name="T2"/></text:p>
      <text:p text:style-name="Text_20_body"><text:span text:style-name="T5">Let's do that now and upload this image to the s3 bucket! Update the </text:span><text:span text:style-name="Source_20_Text"><text:span text:style-name="T5">main.tf </text:span></text:span><text:span text:style-name="T5">file with the following specifications:</text:span></text:p>
      <text:list xml:id="list1157379305" text:style-name="L1">
        <text:list-item>
          <text:p text:style-name="Text_20_body"><text:span text:style-name="T5">Bucket: </text:span><text:span text:style-name="Source_20_Text"><text:span text:style-name="T5">pixar-studios-2020</text:span></text:span></text:p>
        </text:list-item>
        <text:list-item>
          <text:p text:style-name="Text_20_body"><text:span text:style-name="T5">Key: </text:span><text:span text:style-name="Source_20_Text"><text:span text:style-name="T5">woody.jpg</text:span></text:span></text:p>
        </text:list-item>
        <text:list-item>
          <text:p text:style-name="Text_20_body"><text:span text:style-name="T5">Source: </text:span><text:span text:style-name="Source_20_Text"><text:span text:style-name="T5">/root/woody.jpg</text:span></text:span></text:p>
        </text:list-item>
        <text:list-item>
          <text:p text:style-name="Text_20_body"><text:span text:style-name="T5">Use object (resource) Name: </text:span><text:span text:style-name="Source_20_Text"><text:span text:style-name="T5">upload</text:span></text:span></text:p>
        </text:list-item>
      </text:list>
      <text:p text:style-name="Text_20_body"><text:span text:style-name="T5">Once ready, proceed to run </text:span><text:span text:style-name="Source_20_Text"><text:span text:style-name="T5">terraform init, plan and apply</text:span></text:span><text:span text:style-name="T5">.</text:span></text:p>
      <text:p text:style-name="P11">resource "aws_s3_object" "upload" {</text:p>
      <text:p text:style-name="P11">bucket = "pixar-studios-2020"</text:p>
      <text:p text:style-name="P11">key = "woody.jpg"</text:p>
      <text:p text:style-name="P11">source = "/root/woody.jpg"</text:p>
      <text:p text:style-name="P11">}</text:p>
      <text:p text:style-name="P16"><text:span text:style-name="T4">terraform init, plan and apply commands ran successfu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1:41:45.652491591</meta:creation-date>
    <dc:date>2024-04-24T12:00:09.993614002</dc:date>
    <meta:editing-duration>PT18M10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3" meta:paragraph-count="48" meta:word-count="350" meta:character-count="2493" meta:non-whitespace-character-count="2134"/>
  </office:meta>
</office:document-meta>
</file>